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2" table:default-cell-style-name="ce11"/>
        <table:table-column table:style-name="co4" table:default-cell-style-name="ce8"/>
        <table:table-column table:style-name="co5" table:default-cell-style-name="ce14"/>
        <table:table-column table:style-name="co6" table:default-cell-style-name="ce8"/>
        <table:table-row table:style-name="ro1">
          <table:table-cell office:value-type="string" calcext:value-type="string">
            <text:p>13.11.21, 01:32</text:p>
          </table:table-cell>
          <table:table-cell/>
          <table:table-cell table:style-name="ce5" office:value-type="string" calcext:value-type="string">
            <text:p>Zustimmend</text:p>
          </table:table-cell>
          <table:table-cell table:style-name="ce10" office:value-type="string" calcext:value-type="string">
            <text:p>Ablehnend</text:p>
          </table:table-cell>
          <table:table-cell table:style-name="ce9" office:value-type="string" calcext:value-type="string">
            <text:p>Bezug Faktencheck</text:p>
          </table:table-cell>
          <table:table-cell table:style-name="ce13" office:value-type="string" calcext:value-type="string">
            <text:p>Neutral / nicht eindeutig zuweisbar</text:p>
          </table:table-cell>
          <table:table-cell table:style-name="ce9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. Mai um 15:32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3 Monate grüner Pass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für Geimpfte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..danach testen gehen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..aber die von der Corona Sekte gehen eh gerne alle 3 Monate impfen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xt. Laut unabhängigen Faktenprüfern könnten diese 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reführend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ender Kontex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585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11 Kommentare 435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582</text:p>
          </table:table-cell>
          <table:table-cell table:number-columns-repeated="6"/>
        </table:table-row>
        <table:table-row table:style-name="ro1">
          <table:table-cell table:style-name="ce4" table:formula="of:=SUM([.A40:.A100000])" office:value-type="float" office:value="582" calcext:value-type="float">
            <text:p>582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5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na 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der Regierung glaubt hat selbst schul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i Moitz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 Regierung ihr könnt mich mal gepflegt am A.... l.....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C To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ie Idioten stehen Schlange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C Tom ,die kennen mein Album: DIE IMPFUNG leider n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emarie Stan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önd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sst gut mein Mann lässt sich morgen Impfe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De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öndorfer Dein Mann dürfte eher Angst haben, sein Ansehen und se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onen zu verlieren, wenn er sich nicht impfen lässt? Die Angst vor Covid denke ich,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bensache. Tut mir leid wenn ich so direkt bin, und es geht mich auch nicht's an, aber 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hlt den Weg des geringsten Widerstandes, um seine Werte nicht zu verlieren. Leider ist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milie dadurch im Nachteil. Wünsche euch viel Kraft und Gesundheit! Ihr werdet e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ngieren müssen. 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önd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Deyer Danke , mir ist lieber es ist jemand Direkt, aber es ist ihm egal , obwihl 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ttel Ausgedruckt habe zum Lesen und informieren, die schaut er nicht einmal an,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 Tochter 22 Jahre genau gleich! In meiner Verwandtschaft sind auch alle fü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alle aind sie so Stolz dass sie schon geimpft sind , so auch meine Ma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0 die noch im März gesagt hat sie wartet noch ab, hat mir so nebenbei gesagt dass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 Woche geimpft wurd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De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öndorfer Du Arme! Da stehst du allein auf weiter Flur. Aber umso mehr Respek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erdienst du in meinen Augen, dass du dich von deinem Weg nicht abbringen lässt und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inen Entscheidungen stehst. Kein Vorteil ohne Nachteil und umgekehrt! Dein Vorteil: 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uchst dir keine Vorwürfe machen, falls wirklich etwas passiert, was jedoch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ünschenswert ist! Du hast versucht, doch noch einzulenken. Somit akzeptiere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scheidungen von Erwachsenen und Mündigen, welche Gründe sie auch immer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öchten. Handle dir selbst gegenüber jedoch nicht gegen deine Prinzipien! Es wird alles g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u wirst dein Gesicht wahren! 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önd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Deyer ich habs akzeptiert, ist seine Entscheidung!! Und deswegen hab ich mich a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ernetzt, da habe ich mehr gleich gesinnte als im Privaten Umfeld leid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De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öndorf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öndorfer ,willst Witwe werden? Laß ihn bitte mal in mein Album DIE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einsehen. Und auf You Tube sollte er sich Prof Bhakdi ansehen. Vielleicht ist er dann noch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chönd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 is schon zu spät!! Heute 9.00 Uhr wars so weit, es war seine Entscheid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ich hatte Zettel aufliegen am Tisch die haben ihn nicht einmal interessiert!! Das Buch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khdi hat ihnauch nicht interess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ude Gößn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mela Gößnitz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ude Gößn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Brunn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Bru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ude Gößnitzer weiß ich schon und die 2 Impfung gilt nur für 9 Mona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so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e Impfen bis dich selber ins Grab bring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halb werde ich mich niem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en l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friede Fa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Lug und betrug und soviel trotteln glauben d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vi Ra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wennst 1x geimpft bist, wennst beide Impfungen hast, bist 9 Monate "frei"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Böh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vi Raj https://www.heute.at/s/corona-hammer-impfung-doch-kuerzer-gueltig-alsgedacht-10014199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ona-Hammer! Impfung doch kürzer gü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Böh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vi Raj Nein nur 6 Mona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selina Le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vi Raj leider nicht...und wozu auch....kannst dich anstecken....kannst ande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tecken....und es gibt bereits Corona -toten die zwei Mal geimpft waren...Wo is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schied?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vi Ra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Böhm danke für den Hinweis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glaub das ist ein gekonntes Wortspiel... Verwirrungstaktik, damit mehr impfen gehn...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ate sind quasi die Gesamtzeit die sie gil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 das wird sicher einige freu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klärt auch warum's 42 Mio. Impfdosen kaufen für die nächsten Jahre, wennst alle pa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chen/Monate 2 Impfungen brauchst bzw 4 im Jahr - mir grau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einz R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. und irgendwann werden dann die "richtigen Impfstoffe" in die Menschen gebracht 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bert Scheibreit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einz Riegl Wenn ein gewisser Prozentsatz die ersten Impfungen nicht überlebt ha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Gret Wa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h klar, und bled bin i. Des wird nix mit impfen, Mucki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ch der 2 ten Impfung a nur 3 Monate?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nein. Nach der 2.Impfung dann Ausweitung auf 9 Monate und dann ge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Ganze von vorne los. Also jedes Jahr 3 mal impfen g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haben einen knall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 haben einen kn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selina Le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nach der zweite ist es 3 Monate....wollten es 9 Monate machen als Belohn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...wird aber nicht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Wohlgem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angeblich nur 6 monate. lustig wirds dann auch, wennste die impfungen au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er tasche selbst zahlen derfs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e Gab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sgesamt sind es 9 Mon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Sto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lls man die Impfung überleb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ergen Theuer 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Stocker Oder einem "Geimpften über den Weg gelaufen zu sein "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einz R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aber keine Sorge, lange halten das die Körper so und so nicht aus 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Stocker ,wird höchstwahrscheinlich niemand schaffen. Wie ein anderes Virus als 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.Virus bei so einen Geimpften "anknabbert" ists vorbei. Weil den sein Immunsystem nur auf C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en reagiert. Wart ab bis die nächste Grippewelle kommt......dann gehts los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Sto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 ich weiß,deswegen hab ichs ja geschrieben!wollte sehen,wie viele sch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scheid wissen!nur einer ist sehr wenig!traurig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areta Grieß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ja, weiter impfen ist angesagt.... Das alle 6 Monate,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da Thomet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,9 Mon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nna Stani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Wohlgemuth wird nicht passieren mit dem selbst zahlen... Das ist und bleib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klusive damit die Elite uns los wird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nna Stani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 genau... Warten wir bis Herbst und Winter kommt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Hut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Stocker ..... und die nichtgeimpften sich fernhalten können v d geimpften 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Wohlgem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Stocker das ist natürlich die voraussetz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Wohlgem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nna Staniow na ich weiß nicht. wenn sich nicht genug impfen lassen, die elite will ja no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hr kohle hab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Hut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gentlich würden gerade die geimpften getestet gehör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Wohlgem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Hutterer da hast du recht! weil die stellen ja die gefahr dar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Hut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1209104715/posts/10221382597853612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Schu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ollen ihre giftspritze für sich behalt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e Grie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leich Gera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fixes Einkommen für dieses Pack, sehr schlaue Menschen haben sich das ausgeda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Bra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leich Gerald Und sehr Dumme setzen alles u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leich Gera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Brau Nein, die es umsetzen werden bezahlt dafür (Politiker und "Experten"),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mmen sind w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ll M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da Hinter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ll Mon hab ich geklau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ll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da Hinterberger pas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Valerie Offenb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iso....mich können sie da echt .....ÜBERALL GERN HABEN 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Pit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Valerie Offenbacher mich können auch alle lieb ha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nelia Stum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ja kla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y Sarköz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können sich ihre Impfung in de A.......steck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marie Riegg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lona Schar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Bogice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das für ein Müll ist erkennt man schon an der Wirksamkeit (keine Garantie sich nicht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zieren). Welche Impfung hat extreme Nebenwirkungen, keine Studien über Langzeitschä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eine (fragwürdige) Wirksamkeit von nur 3 Monaten bzw 6 Monat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a Enge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lvi Ink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gmar Sko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verarschen die Bevölkerung hinten und vorne. Gibt nur mehr impfen und test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Etten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Seywald Hannes Ettenauer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 zoit si voi aus! Wü jo nit gemein se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Vog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Win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zu dann die Impfung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Sey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ollen sich nur weiter verkaufen an die Regierung brav impfen gehen. Bei Durchfall nur m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el rausgehen ..... Usw brav weiter testen für alles und je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einri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können sich ihre Wunderwaffe Todesspritze in den allerwertesten schie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Bra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denke gerade an eine Umschulung,welche macht mehr Sinn? Tischler für Schwerpunk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viduelle Särge,oder eher im Kunstoffbereich für Einwegsär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Gründen gemeins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Firma, Angestellte nur ungeimpft, ohne Maske und Testpfl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Manni Pöck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cht s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sia Weis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Nie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App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K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 bla bla bald ist alles vorbei hoffent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ydia Miche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der Plan. Die Impfungen machen krank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nna Stani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ydia Michels ja die führen früher oder später zum Tod... Die tests machen schon au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rab krank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ydia Miche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anna Staniow da steckt soviel Perversion hinter und ich hoffe, dass immer mehr dahint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rbauer Claud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rben wohl noch zu wenig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Mei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Gorit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Mensch in seinem Wahn vom Wahnsinn regier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efinde mich GOTT SEI DANK auf der richtigen Seit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tt schütze Herrn Andreas Kalcker und die Ärzte von COMUSAV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a Kö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pfen bis der Arzt komm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a Köp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Rucker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öllig krank das alles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e Schnei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Ruckerbau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Man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chhe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Ra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bei die 3 Monate auch für die Fisch sind, weil ja 22 Tage nach der ersten Impfung ja erst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Testfreiheit" g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gmar Do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eht den Bach runter für uns alle.. gespritzt oder ungespritz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bella Hum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drei Monate reichen aus, um tausende ungeimpfte anzusteck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bella Human ,wer sich nicht vorbeugend schützt ist selber schuld. Man sehe in mein Album: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SUND WERDEN - GESUND BLEIB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Es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ots.at/presseaussendung/OTS_20210510_OTS0137/bundesregierung-praesentiertneue-oeffnungsverordn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undesregierung präsentiert neue Ö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s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ty Klu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IEHT EUCH DAS REIN !! https://www.wochenblick.at/schock-enthuellung-von-dr-sucharitbhakdi-ist-die-impfung-ansteckend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hock-Enthüllung von Dr. Suchari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chenblick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ty Klug ,nur dieses hier schützt wirklich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a Jawohls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youtu.be/xSrc_s2Gqf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act of COVID Vaccinations on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Dalpia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 ha ha ha ha ha h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Gorit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Mensch in seinem Wahn vom Wahnsinn regier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ois Le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OTTEL REGIERUNG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Ge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 es immer gesagt darum nein zur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M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schmeiß mich we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Newwho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innerhalb der 3 Monate der zweite Stich erfolgt, stimmt dei Rechnung mit "alle drei Monate"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t. Informiere dich besser oder lass es dir erklären, wenn du es nicht verstehst, aber verbre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en Blödsin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Siebe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A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IMPFUNGEN EINFACH ERKLÄ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nächst ist es erst mal so, dass unsere herkömmlichen Impfungen als sehr milde Version ei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egers produziert und appliziert werden. Nach schulmedizinischer Ansteckungs- und Impftheor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wobei ich jedoch vorausschicken möchte, dass beides auf einem fast schon sträflich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nnenden Irrtum beruht) kann sich mit dieser Form des abgeschwächten oder inaktiven Erreg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kommt auf die jeweilige Impfung an) unser Immunsystem damit befassen, diesen Erreger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rlegen und zu zerstören, merkt sich die Struktur im sogenannten Zellgedächtnis und wei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künftig, wie es mit dem Eindringling umzugehen h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zerlegten Bestandteile des Virus werden in der Regel über die Leber oder die Ni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offwechselt und somit über Urin und Stuhl ausgeschie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weit so gu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h selbst das funktioniert nicht immer und kann zu Problemen führen, diese sind jedoch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l ganz gut zu hand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och sind diese neuartigen Substanzen gegen Sars-Covid-19-Viren bzw. gegen Corona-Vi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rdings ganz anders unterwegs. Ich konzentriere mich hierbei jedoch nur auf den Weg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egererkennung und den daraus resultierenden Folgen für unseren Organism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werden zwar auch hier Substanzen verabreicht die den Erreger erkennen, jedoch wird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 Abwehrsystem direkt aktiviert, sondern unsere Zellen werden über die Manipulation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genannten Spike-Proteins dazu gebracht, den Erreger mit einer Eiweißhülle zu umschließ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somit nicht vermehren und weiterverbreiten kö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rdings umgeht man damit die körpereigene Abwehr, die körpereigenen Makroph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Fresszellen) und damit auch das Zellgedächtni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 Körper selbst wird niemals lernen mit diesem Erreger umzug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Eiweißhülle um den Erreger empfindet der Körper nämlich als Fremdkörper der elimin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 mus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n springt unsere Abwehr an und stürzt sich auf den vermeintlichen Erreger, der jed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tsächlich nur eine Hülle um den Erreger ist und merkt sich - wenn überhaupt - die körpereig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weißstruktur als Gegn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das etwas Gutes? Wohl kaum bzw. ganz sicher ni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r Autoaggression des Organismus´ wird damit nämlich das Tor weit geöffn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zu muss es nicht regelhaft und zwangsläufig kommen, das ist aber durchaus re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hrscheinlich - zumindest über längere Zeiträume wird das kein Organismus aushal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h da haben wir nur eines von mehreren Proble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weiteres Problem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eingangs erwähnt, zerstört ein funktionierendes Immunsystem einen Erreger und zerlegt ih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hezu komplett - es verkleinert also seine Oberfläche in viele kleine Stückchen. Diese kl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ückchen werden dann über die Leber oder über die Niere ausgeschie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embranen, über die diese Einschleusung ins renale System (Niere) oder das hepatog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tem (Leber) geschieht, hat die Natur passend gestaltet. Und da liegt jetzt unser Problem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Erreger wird nämlich nicht zerlegt und damit kleiner, sondern durch die zusätzliche Eiweißhü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öß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einfacht ausgedrückt: dieses neu entstandene Vieh passt nicht mehr durch die Ausgangstü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das etwas Gut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n, wer bis hierher noch nicht ausgestiegen ist, wird sagen: "Nö - is Kacke". Richtig! - Und z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r große Kack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n unsere reguläre Abwehr will das Vieh ja loswerden und legt lo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wird über viele Reaktionskaskaden so einiges in Bewegung gesetz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beginnt eine Abwehrschlacht - wir bekommen Fieber, verbrauchen endlos viel Sauerstoff,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-Wert unseres Blutes verschiebt sich in Richtung sauer und wir produzieren Laktat, das ist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gerade gut für uns. Muskelkater kennt jeder - das ist Laktat. Wir sind kraftlos, schlapp und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t weh. Und unseren Organen geht es genauso - auch der Abwehr! Die läuft zwar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chtouren, trotzdem werden wir anfälliger für eine Infektion, denn die Abwehr kämpft grad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lgas an der Eiweißfront und hat für diesen neuen Erreger erstmal keine Zeit und zu wen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sourc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ingt unangenehm? Ist es auch! Aber leider noch nicht all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war ist es einer Zelle egal, welches Eiweiß sie produziert, jedoch unserer Abwehr ni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r umschlossene Erreger schwirrt ja weiter in uns herum weil er nicht durch die Tür komm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 in einem immer saurer werden Milieu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gendwann wird dieses saure Milieu die umschließende Eiweißhülle zerlegen (sauer kann Eiwei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ämlich nicht leiden) und wenn das passiert, dann ist er wieder da, der lebende und ledig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hemals umschlossene Erreg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nun trifft er auf einen geschwächten Körper und feiert ein Fest. Denn ab jetzt haben wir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ce mehr diesen Mist irgendwie abzuwehren - wohl nicht mal mehr eine realistische Ch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Attacke zu überl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ndert sich jetzt noch jemand über die vielen verstorbenen Alten nach der Impfung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ls ja - dann bitte nochmal vom Beginn an zum Lesen anfang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 alles gilt jedoch nicht nur für die sogenannten Risikogruppen (wie bspw. relativ alte bzw.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 Menschen), sondern in selbem Maße auch für alle anderen, die keiner Risikogrup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hören, denn auch bei jenen würden nach einer Corona-Impfung diese Eiweißklumpen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äßsystem kreisen - jedenfalls wäre zu hoffen, dass sie kreisen - denn bleiben sie irgendw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ängen, nennt man das Thrombose oder Embolie. Hat man gern am Herzen, der Lunge,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gen... - und vor allem im Gehir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zum dritten Mal: Ist das etwas Gutes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jedoch trotzdem alles glatt gehen sollte und wir das Zeug nur nicht ausscheiden könn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sammelt es sich in der Niere, der Leber und der Blut-Hirnschranke a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aber machen die Organe nicht lange m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Nierenversagen, Leberversagen und - auf Dauer - kognitive Einschränkungen ( = Einbuß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geistigen Leistungsfähigkeit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Leitsymptome des Leberversagen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lbsucht, Flüssigkeit im Bauchraum, schwere Störungen der Blutgerinnung, die Bildung neu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en, (wobei diese dann allerdings sehr brüchig sind), zu wenig Kalium (und als dessen Fol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re Herzrhythmusstörungen bis hin zum Kammerflimmern), Unterzuckerung bis hin z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a, Nierenversagen (als dessen Folge bspw. Blutdruckanstieg), Verringerung der ro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tkörperchen und Elektrolytstörungen im Blut udgl. meh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alles nix was man unbedingt haben möcht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so oft kolportierte Veränderung unserer DNA ist da eher nebensächlich, sofern sie denn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trit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unmittelbaren Folgen finde ich deutlich unangenehmer, da sie in der Regel nicht ewig mit 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en vereinbar sind und die Lebensqualität aufs erheblichste reduz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war jetzt fix mal vereinfacht und auf´s Wesentliche reduziert dargelegt, was es mit der so h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priesenen Corona-Impfung auf sich h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 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Ranseier - Nur 3 Monate grüner Pass für Geimpfte 😳 ..dana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ene 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Amon vielen Dank für das zusammenfas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 K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ch mit sowas impfen lassen wegen Urlaub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ne zu hinterfragen ob’s möglicherweise der letzte sein könnte, den ihr genieß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fassba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 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rsche von Anfang a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Ham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fruf: KEINE MASKEN! Leute lasst Euch NICHT testen und das Gift NICHT spritzen!!! Hän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g von unseren Kinder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thias Val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z und Grüne Rücktrit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 Schaeff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den nur 3 Monate ... weil in 3 Monate wieder Lockdown ist , und alles zu sein wird ... W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nkt ist im Vorte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arl.ranseier.5036/posts/1358736019055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/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8" table:formula="of:=COUNTIF([.C$1:.C$1048576];&quot;X&quot;)" office:value-type="float" office:value="61" calcext:value-type="float">
            <text:p>61</text:p>
          </table:table-cell>
          <table:table-cell table:style-name="ce8" table:formula="of:=COUNTIF([.D$1:.D$1048576];&quot;X&quot;)" office:value-type="float" office:value="5" calcext:value-type="float">
            <text:p>5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8" table:formula="of:=COUNTIF([.F$1:.F$1048576];&quot;X&quot;)" office:value-type="float" office:value="45" calcext:value-type="float">
            <text:p>45</text:p>
          </table:table-cell>
          <table:table-cell table:formula="of:=COUNTIF([.G$1:.G$1048576];&quot;X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number-columns-repeated="5" table:style-name="ce9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formula="of:=SUM(;[.C1809];[.D1809];[.F1809])"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style-name="ce9" office:value-type="string" calcext:value-type="string">
            <text:p>Gesamt</text:p>
          </table:table-cell>
        </table:table-row>
        <table:table-row table:style-name="ro1" table:number-rows-repeated="10467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23:09:19.93284054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23:41:25.744030028</dc:date>
    <meta:editing-duration>PT12M29S</meta:editing-duration>
    <meta:editing-cycles>8</meta:editing-cycles>
    <meta:document-statistic meta:table-count="1" meta:cell-count="1177" meta:object-count="0"/>
  </office:meta>
</office:document-meta>
</file>